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08cm" fo:min-width="0.029cm"/>
    </style:style>
    <style:style style:name="gr3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76cm" draw:marker-start="Arrow" draw:marker-start-width="0.254cm" draw:marker-end="Arrow" draw:marker-end-width="0.254cm" draw:textarea-horizontal-align="center" draw:textarea-vertical-align="middle" fo:padding-top="0.162cm" fo:padding-bottom="0.162cm" fo:padding-left="0.287cm" fo:padding-right="0.287cm"/>
    </style:style>
    <style:style style:name="gr5" style:family="graphic" style:parent-style-name="standard">
      <style:graphic-properties svg:stroke-width="0.05cm" draw:marker-start-width="0.275cm" draw:marker-end-width="0.275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1cm" draw:marker-start-width="0.35cm" draw:marker-end-width="0.35cm" draw:fill="solid" draw:fill-color="#808080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08cm" fo:min-width="0.029cm"/>
    </style:style>
    <style:style style:name="gr8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width="0.05cm" draw:marker-start="Arrowheads_20_4" draw:marker-start-width="0.275cm" draw:marker-end="" draw:marker-end-width="0.2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2.477cm" fo:padding-top="0.05cm" fo:padding-bottom="0.05cm" fo:padding-left="0.1cm" fo:padding-right="0.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774cm"/>
    </style:style>
    <style:style style:name="gr12" style:family="graphic" style:parent-style-name="standard">
      <style:graphic-properties draw:stroke="dash" draw:stroke-dash="Ultrafine_20_Dashed" svg:stroke-width="0.05cm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family="Helvetica" style:font-family-generic="swiss" fo:font-size="10pt" style:font-size-asian="10pt" style:font-size-complex="10pt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.1cm" fo:margin-bottom="0.1cm" fo:line-height="100%" fo:text-align="center" fo:text-indent="0cm"/>
    </style:style>
    <style:style style:name="P6" style:family="paragraph">
      <style:paragraph-properties fo:text-align="center"/>
      <style:text-properties fo:font-family="'Liberation Sans'" style:font-family-generic="swiss" style:font-pitch="variable" fo:font-size="10pt" style:font-size-asian="10pt" style:font-size-complex="10pt"/>
    </style:style>
    <style:style style:name="P7" style:family="paragraph">
      <style:text-properties fo:font-family="'Liberation Sans'" style:font-family-generic="swiss" style:font-pitch="variable" fo:font-size="8pt" style:font-size-asian="8pt" style:font-size-complex="8pt"/>
    </style:style>
    <style:style style:name="P8" style:family="paragraph">
      <style:text-properties fo:font-family="Helvetica" style:font-family-generic="swiss" fo:font-size="11pt" style:font-size-asian="11pt" style:font-size-complex="11pt"/>
    </style:style>
    <style:style style:name="P9" style:family="paragraph">
      <style:paragraph-properties fo:text-align="center"/>
      <style:text-properties fo:font-family="'Liberation Sans'" style:font-family-generic="swiss" style:font-pitch="variable"/>
    </style:style>
    <style:style style:name="T1" style:family="text">
      <style:text-properties style:use-window-font-color="true" style:text-outline="false" style:text-line-through-style="none" fo:font-family="Helvetica" style:font-family-generic="swiss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2" style:family="text">
      <style:text-properties fo:font-family="Helvetica" style:font-family-generic="swiss" fo:font-size="10pt" style:font-size-asian="10pt" style:font-size-complex="10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4" style:family="text">
      <style:text-properties style:use-window-font-color="true" style:text-outline="false" style:text-line-through-style="none" fo:font-family="Helvetica" style:font-family-generic="swiss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5" style:family="text">
      <style:text-properties fo:font-family="Helvetica" style:font-family-generic="swiss" fo:font-size="12pt" style:font-size-asian="12pt" style:font-size-complex="12pt"/>
    </style:style>
    <style:style style:name="T6" style:family="text">
      <style:text-properties fo:font-family="'Liberation Sans'" style:font-family-generic="swiss" style:font-pitch="variable" fo:font-size="10pt" style:font-size-asian="10pt" style:font-size-complex="10pt"/>
    </style:style>
    <style:style style:name="T7" style:family="text">
      <style:text-properties fo:font-family="'Liberation Sans'" style:font-family-generic="swiss" style:font-pitch="variable" fo:font-size="8pt" style:font-size-asian="8pt" style:font-size-complex="8pt"/>
    </style:style>
    <style:style style:name="T8" style:family="text">
      <style:text-properties fo:font-family="Helvetica" style:font-family-generic="swiss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measurelines" svg:width="2.177cm" svg:height="0.68cm" draw:transform="rotate (1.5707963267949) translate (23.795cm 9.124cm)">
              <draw:glue-point draw:id="4" svg:x="2.137cm" svg:y="3.045cm"/>
              <draw:glue-point draw:id="5" svg:x="1.904cm" svg:y="3.846cm"/>
              <draw:glue-point draw:id="6" svg:x="1.904cm" svg:y="3.436cm"/>
              <draw:glue-point draw:id="7" svg:x="2.264cm" svg:y="2.675cm"/>
              <draw:glue-point draw:id="8" svg:x="2.264cm" svg:y="2.347cm"/>
              <draw:glue-point draw:id="9" svg:x="2.264cm" svg:y="1.957cm"/>
              <draw:glue-point draw:id="10" svg:x="2.264cm" svg:y="1.629cm"/>
              <draw:glue-point draw:id="11" svg:x="2.264cm" svg:y="1.404cm"/>
              <draw:glue-point draw:id="12" svg:x="2.264cm" svg:y="0.932cm"/>
              <draw:glue-point draw:id="13" svg:x="2.264cm" svg:y="0.5cm"/>
              <draw:glue-point draw:id="14" svg:x="2.125cm" svg:y="0cm"/>
              <draw:glue-point draw:id="15" svg:x="2.264cm" svg:y="-0.477cm"/>
              <draw:glue-point draw:id="16" svg:x="2.264cm" svg:y="-0.887cm"/>
              <draw:glue-point draw:id="17" svg:x="2.264cm" svg:y="-1.338cm"/>
              <draw:glue-point draw:id="18" svg:x="2.264cm" svg:y="-1.748cm"/>
              <draw:glue-point draw:id="19" svg:x="2.264cm" svg:y="-2.201cm"/>
              <draw:glue-point draw:id="20" svg:x="2.264cm" svg:y="-2.611cm"/>
              <draw:glue-point draw:id="21" svg:x="2.264cm" svg:y="-2.96cm"/>
              <draw:glue-point draw:id="22" svg:x="2.334cm" svg:y="-3.23cm"/>
              <draw:glue-point draw:id="23" svg:x="2.264cm" svg:y="-3.595cm"/>
              <draw:glue-point draw:id="24" svg:x="-2.38cm" svg:y="-0.001cm"/>
              <draw:glue-point draw:id="25" svg:x="1.997cm" svg:y="-1.179cm"/>
              <text:p/>
              <draw:enhanced-geometry svg:viewBox="0 0 21600 21600" draw:mirror-horizontal="false" draw:mirror-vertical="false" draw:text-areas="?f5 ?f1 ?f6 ?f3" draw:type="left-right-arrow" draw:modifiers="1874.32166732206 6239.44315545244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frame draw:style-name="gr2" draw:text-style-name="P3" draw:layer="measurelines" svg:width="0.164cm" svg:height="1.574cm" svg:x="24.121cm" svg:y="7.16cm">
              <draw:text-box>
                <text:p text:style-name="P2"><text:span text:style-name="T1">b</text:span></text:p>
                <text:p text:style-name="P2"><text:span text:style-name="T1">u</text:span></text:p>
                <text:p text:style-name="P2"><text:span text:style-name="T1">s</text:span></text:p>
              </draw:text-box>
            </draw:frame>
          </draw:g>
          <draw:g>
            <draw:custom-shape draw:style-name="gr3" draw:text-style-name="P1" draw:layer="measurelines" svg:width="1.181cm" svg:height="0.991cm" svg:x="21.84cm" svg:y="7.473cm">
              <text:p text:style-name="P4"><text:span text:style-name="T2">C2</text:span></text:p>
              <draw:enhanced-geometry svg:viewBox="0 0 21600 21600" draw:type="rectangle" draw:enhanced-path="M 0 0 L 21600 0 21600 21600 0 21600 0 0 Z N"/>
            </draw:custom-shape>
          </draw:g>
          <draw:connector draw:style-name="gr4" draw:text-style-name="P4" draw:layer="measurelines" svg:x1="23.047cm" svg:y1="7.967cm" svg:x2="23.986cm" svg:y2="7.97cm" svg:d="m23047 7967h470v3h469" svg:viewBox="0 0 940 4">
            <text:p/>
          </draw:connector>
          <draw:connector draw:style-name="gr4" draw:text-style-name="P4" draw:layer="measurelines" svg:x1="24.248cm" svg:y1="7.967cm" svg:x2="25.187cm" svg:y2="7.97cm" svg:d="m24248 7967h470v3h469" svg:viewBox="0 0 940 4">
            <text:p/>
          </draw:connector>
          <draw:g>
            <draw:custom-shape draw:style-name="gr5" draw:text-style-name="P4" draw:layer="measurelines" svg:width="1.559cm" svg:height="2.959cm" svg:x="25.199cm" svg:y="6.489cm">
              <text:p text:style-name="P5"><text:span text:style-name="T3"/></text:p>
              <text:p text:style-name="P5"><text:span text:style-name="T3"/></text:p>
              <text:p text:style-name="P5"><text:span text:style-name="T4"/></text:p>
              <text:p text:style-name="P5"><text:span text:style-name="T4">CPU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measurelines" svg:width="1.215cm" svg:height="0.991cm" svg:x="25.362cm" svg:y="6.625cm">
              <text:p text:style-name="P4"><text:span text:style-name="T2">C1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1.181cm" svg:height="0.991cm" svg:x="25.362cm" svg:y="7.764cm">
              <text:p text:style-name="P4"><text:span text:style-name="T2">C3</text:span>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6" draw:text-style-name="P4" draw:layer="measurelines" svg:width="1.609cm" svg:height="1.037cm" draw:transform="rotate (0.261799387799149) translate (20.053cm 8.16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measurelines" svg:width="1.609cm" svg:height="1.037cm" draw:transform="rotate (-0.261799387799149) translate (20.321cm 10.0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onnector draw:style-name="gr4" draw:text-style-name="P4" draw:layer="layout" svg:x1="24.249cm" svg:y1="11.048cm" svg:x2="25.188cm" svg:y2="11.051cm" svg:d="m24249 11048h470v3h469" svg:viewBox="0 0 940 4">
            <text:p/>
          </draw:connector>
          <draw:g>
            <draw:custom-shape draw:style-name="gr5" draw:text-style-name="P4" draw:layer="layout" svg:width="1.82cm" svg:height="2.849cm" svg:x="25.254cm" svg:y="9.625cm">
              <text:p text:style-name="P4"/>
              <text:p text:style-name="P4"/>
              <text:p text:style-name="P4"/>
              <text:p text:style-name="P4"><text:span text:style-name="T5">CPU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1.558cm" svg:height="1.934cm" svg:x="25.372cm" svg:y="9.885cm">
              <text:p text:style-name="P4"><text:span text:style-name="T2"/></text:p>
              <text:p text:style-name="P4"><text:span text:style-name="T2">C1</text:span></text:p>
              <text:p text:style-name="P4"><text:span text:style-name="T2"/></text:p>
              <text:p text:style-name="P4"><text:span text:style-name="T2"/></text:p>
              <text:p text:style-name="P4"><text:span text:style-name="T2"/></text:p>
              <text:p text:style-name="P4"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1" draw:layer="layout" svg:width="1.236cm" svg:height="0.991cm" svg:x="25.542cm" svg:y="10.687cm">
              <text:p text:style-name="P4"><text:span text:style-name="T2">C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" draw:text-style-name="P1" draw:layer="layout" svg:width="1.174cm" svg:height="0.991cm" svg:x="21.924cm" svg:y="10.554cm">
            <text:p text:style-name="P4"><text:span text:style-name="T2">C3</text:span></text:p>
            <draw:enhanced-geometry svg:viewBox="0 0 21600 21600" draw:type="rectangle" draw:enhanced-path="M 0 0 L 21600 0 21600 21600 0 21600 0 0 Z N"/>
          </draw:custom-shape>
          <draw:connector draw:style-name="gr4" draw:text-style-name="P4" draw:layer="layout" svg:x1="23.05cm" svg:y1="11.048cm" svg:x2="23.989cm" svg:y2="11.051cm" svg:d="m23050 11048h470v3h469" svg:viewBox="0 0 940 4">
            <text:p/>
          </draw:connector>
          <draw:g>
            <draw:custom-shape draw:style-name="gr1" draw:text-style-name="P1" draw:layer="layout" svg:width="2.177cm" svg:height="0.68cm" draw:transform="rotate (1.5707963267949) translate (23.772cm 12.138cm)">
              <draw:glue-point draw:id="4" svg:x="2.137cm" svg:y="3.045cm"/>
              <draw:glue-point draw:id="5" svg:x="1.904cm" svg:y="3.846cm"/>
              <draw:glue-point draw:id="6" svg:x="1.904cm" svg:y="3.436cm"/>
              <draw:glue-point draw:id="7" svg:x="2.264cm" svg:y="2.675cm"/>
              <draw:glue-point draw:id="8" svg:x="2.264cm" svg:y="2.347cm"/>
              <draw:glue-point draw:id="9" svg:x="2.264cm" svg:y="1.957cm"/>
              <draw:glue-point draw:id="10" svg:x="2.264cm" svg:y="1.629cm"/>
              <draw:glue-point draw:id="11" svg:x="2.264cm" svg:y="1.404cm"/>
              <draw:glue-point draw:id="12" svg:x="2.264cm" svg:y="0.932cm"/>
              <draw:glue-point draw:id="13" svg:x="2.264cm" svg:y="0.5cm"/>
              <draw:glue-point draw:id="14" svg:x="2.125cm" svg:y="0cm"/>
              <draw:glue-point draw:id="15" svg:x="2.264cm" svg:y="-0.477cm"/>
              <draw:glue-point draw:id="16" svg:x="2.264cm" svg:y="-0.887cm"/>
              <draw:glue-point draw:id="17" svg:x="2.264cm" svg:y="-1.338cm"/>
              <draw:glue-point draw:id="18" svg:x="2.264cm" svg:y="-1.748cm"/>
              <draw:glue-point draw:id="19" svg:x="2.264cm" svg:y="-2.201cm"/>
              <draw:glue-point draw:id="20" svg:x="2.264cm" svg:y="-2.611cm"/>
              <draw:glue-point draw:id="21" svg:x="2.264cm" svg:y="-2.96cm"/>
              <draw:glue-point draw:id="22" svg:x="2.334cm" svg:y="-3.23cm"/>
              <draw:glue-point draw:id="23" svg:x="2.264cm" svg:y="-3.595cm"/>
              <draw:glue-point draw:id="24" svg:x="-2.38cm" svg:y="-0.001cm"/>
              <draw:glue-point draw:id="25" svg:x="1.997cm" svg:y="-1.179cm"/>
              <text:p/>
              <draw:enhanced-geometry svg:viewBox="0 0 21600 21600" draw:mirror-horizontal="false" draw:mirror-vertical="false" draw:text-areas="?f5 ?f1 ?f6 ?f3" draw:type="left-right-arrow" draw:modifiers="1874.32166732206 6239.44315545244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frame draw:style-name="gr7" draw:text-style-name="P3" draw:layer="layout" svg:width="0.164cm" svg:height="1.574cm" svg:x="24.098cm" svg:y="10.174cm">
              <draw:text-box>
                <text:p text:style-name="P2"><text:span text:style-name="T1">b</text:span></text:p>
                <text:p text:style-name="P2"><text:span text:style-name="T1">u</text:span></text:p>
                <text:p text:style-name="P2"><text:span text:style-name="T1">s</text:span></text:p>
              </draw:text-box>
            </draw:frame>
          </draw:g>
        </draw:g>
        <draw:g>
          <draw:custom-shape draw:style-name="gr8" draw:text-style-name="P6" xml:id="id1" draw:id="id1" draw:layer="layout" svg:width="1.402cm" svg:height="0.914cm" svg:x="16.515cm" svg:y="10.593cm">
            <text:p text:style-name="P4"><text:span text:style-name="T6">C1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xml:id="id2" draw:id="id2" draw:layer="layout" svg:width="1.4cm" svg:height="0.9cm" svg:x="16.516cm" svg:y="8.936cm">
            <text:p text:style-name="P4"><text:span text:style-name="T6">C2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xml:id="id4" draw:id="id4" draw:layer="layout" svg:width="1.4cm" svg:height="0.9cm" svg:x="18.651cm" svg:y="8.936cm">
            <text:p text:style-name="P4"><text:span text:style-name="T6">C3</text:span></text:p>
            <draw:enhanced-geometry svg:viewBox="0 0 21600 21600" draw:type="rectangle" draw:enhanced-path="M 0 0 L 21600 0 21600 21600 0 21600 0 0 Z N"/>
          </draw:custom-shape>
          <draw:connector draw:style-name="gr9" draw:text-style-name="P4" draw:layer="layout" svg:x1="17.216cm" svg:y1="10.593cm" svg:x2="17.216cm" svg:y2="9.836cm" draw:start-shape="id1" draw:start-glue-point="0" draw:end-shape="id2" draw:end-glue-point="2" svg:d="m17216 10593v-757" svg:viewBox="0 0 1 758">
            <text:p/>
          </draw:connector>
          <draw:frame draw:style-name="gr10" draw:text-style-name="P7" xml:id="id3" draw:id="id3" draw:layer="layout" svg:width="3.068cm" svg:height="4.235cm" svg:x="13.21cm" svg:y="6.533cm">
            <draw:text-box>
              <text:p><text:span text:style-name="T7">class C1 {</text:span></text:p>
              <text:p><text:span text:style-name="T7"><text:s text:c="4"/>…</text:span></text:p>
              <text:p><text:span text:style-name="T7"><text:s text:c="4"/></text:span><text:span text:style-name="T7">C2 c2;</text:span></text:p>
              <text:p><text:span text:style-name="T7"><text:s text:c="4"/>…</text:span></text:p>
              <text:p><text:span text:style-name="T7"><text:s text:c="4"/></text:span><text:span text:style-name="T7">void c1_behavior(){</text:span></text:p>
              <text:p><text:span text:style-name="T7"><text:s text:c="8"/>…</text:span></text:p>
              <text:p><text:span text:style-name="T7"><text:s text:c="8"/></text:span><text:span text:style-name="T7">c2.operation0(...);</text:span></text:p>
              <text:p><text:span text:style-name="T7"><text:s text:c="8"/>…</text:span></text:p>
              <text:p><text:span text:style-name="T7"><text:s text:c="8"/></text:span><text:span text:style-name="T7">c2.operation1(...);</text:span></text:p>
              <text:p><text:span text:style-name="T7"><text:s text:c="8"/></text:span><text:span text:style-name="T7">...</text:span></text:p>
              <text:p><text:span text:style-name="T7"><text:s text:c="4"/></text:span><text:span text:style-name="T7">}</text:span></text:p>
              <text:p><text:span text:style-name="T7"><text:s text:c="4"/></text:span><text:span text:style-name="T7">...</text:span><text:span text:style-name="T7"><text:tab/></text:span></text:p>
              <text:p><text:span text:style-name="T7">};</text:span></text:p>
            </draw:text-box>
          </draw:frame>
          <draw:frame draw:style-name="gr11" draw:text-style-name="P8" draw:layer="layout" svg:width="3.118cm" svg:height="0.738cm" svg:x="16.912cm" svg:y="7.732cm">
            <draw:text-box>
              <text:p><text:span text:style-name="T8">OO model</text:span></text:p>
            </draw:text-box>
          </draw:frame>
          <draw:connector draw:style-name="gr12" draw:text-style-name="P9" draw:layer="layout" svg:x1="16.515cm" svg:y1="11.05cm" svg:x2="14.744cm" svg:y2="10.768cm" draw:start-shape="id1" draw:start-glue-point="3" draw:end-shape="id3" draw:end-glue-point="2" svg:d="m16515 11050h-1771v-282" svg:viewBox="0 0 1772 283">
            <text:p/>
          </draw:connector>
          <draw:connector draw:style-name="gr9" draw:text-style-name="P4" draw:layer="layout" svg:x1="17.916cm" svg:y1="9.386cm" svg:x2="18.651cm" svg:y2="9.386cm" draw:start-shape="id2" draw:end-shape="id4" draw:end-glue-point="3" svg:d="m17916 9386h735" svg:viewBox="0 0 736 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4" draw:display-name="Arrowheads 4" svg:viewBox="0 0 1241 2356" svg:d="m617 180-500 1000 500 1001 501-1001zm-10-180 634 1188-634 1168-607-117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iago Mück</meta:initial-creator>
    <meta:creation-date>2011-01-28T14:48:19</meta:creation-date>
    <dc:date>2013-03-15T14:39:10</dc:date>
    <meta:editing-duration>PT5H36M27S</meta:editing-duration>
    <meta:editing-cycles>66</meta:editing-cycles>
    <meta:generator>LibreOffice/4.0.1.2$Linux_x86 LibreOffice_project/84102822e3d61eb989ddd325abf1ac077904985</meta:generator>
    <meta:print-date>2011-08-20T15:00:02</meta:print-date>
    <dc:creator>Tiago Mück</dc:creator>
    <meta:document-statistic meta:object-count="34"/>
    <meta:user-defined meta:name="Info 1"/>
    <meta:user-defined meta:name="Info 2"/>
    <meta:user-defined meta:name="Info 3"/>
    <meta:user-defined meta:name="Info 4"/>
  </office:meta>
</office:document-meta>
</file>